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9230" officeooo:paragraph-rsid="00089230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089230" officeooo:paragraph-rsid="00089230"/>
    </style:style>
    <style:style style:name="P3" style:family="paragraph" style:parent-style-name="Standard">
      <style:text-properties style:text-underline-style="solid" style:text-underline-width="auto" style:text-underline-color="font-color" officeooo:rsid="0009afaf" officeooo:paragraph-rsid="0009afaf"/>
    </style:style>
    <style:style style:name="P4" style:family="paragraph" style:parent-style-name="Standard" style:list-style-name="L3">
      <style:text-properties style:text-underline-style="solid" style:text-underline-width="auto" style:text-underline-color="font-color" officeooo:rsid="000ab705" officeooo:paragraph-rsid="000ab705"/>
    </style:style>
    <style:style style:name="P5" style:family="paragraph" style:parent-style-name="Standard">
      <style:text-properties style:text-underline-style="solid" style:text-underline-width="auto" style:text-underline-color="font-color" officeooo:rsid="000ba423" officeooo:paragraph-rsid="000ba423"/>
    </style:style>
    <style:style style:name="P6" style:family="paragraph" style:parent-style-name="Standard">
      <style:text-properties officeooo:paragraph-rsid="0008923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89230"/>
    </style:style>
    <style:style style:name="T3" style:family="text">
      <style:text-properties style:text-underline-style="none" officeooo:rsid="0009afaf"/>
    </style:style>
    <style:style style:name="T4" style:family="text">
      <style:text-properties style:text-underline-style="none" officeooo:rsid="000ba423"/>
    </style:style>
    <style:style style:name="T5" style:family="text">
      <style:text-properties style:text-underline-style="solid" style:text-underline-width="auto" style:text-underline-color="font-color" officeooo:rsid="00089230"/>
    </style:style>
    <style:style style:name="T6" style:family="text">
      <style:text-properties officeooo:rsid="000ba4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s :</text:p>
      <text:list xml:id="list829822942" text:style-name="L1">
        <text:list-item>
          <text:p text:style-name="P2"><text:span text:style-name="T1">Exercice 1 : Placer une fraction sur une droite grâce à sa représentation décimale.</text:span></text:p>
        </text:list-item>
        <text:list-item>
          <text:p text:style-name="P2"><text:span text:style-name="T1">Exercice 2 : Placer une fraction sur une droite via subdivision d’un segment.</text:span></text:p>
        </text:list-item>
      </text:list>
      <text:p text:style-name="P6"><text:span text:style-name="T5">Procédures valides :</text:span><text:span text:style-name="T2"> </text:span><text:span text:style-name="T3">Il est possible d’utiliser la technique de l’exo 1 dans l’exo 2, et vice-versa.</text:span></text:p>
      <text:p text:style-name="P3">Erreurs possibles/<text:span text:style-name="T6">difficultés</text:span> :<text:span text:style-name="T1"> </text:span></text:p>
      <text:list xml:id="list4028732286" text:style-name="L3">
        <text:list-item>
          <text:p text:style-name="P4"><text:span text:style-name="T1">Ne pas faire le lien entre écriture décimale et placement sur la droite : bien accompagner</text:span></text:p>
        </text:list-item>
        <text:list-item>
          <text:p text:style-name="P4"><text:span text:style-name="T1">Ne pas réussir la conversion en décimal : utiliser la calculatrice </text:span><text:span text:style-name="T4">+ les fractions sont convertibles simplement (que des nombre décimaux, voir entiers).</text:span></text:p>
        </text:list-item>
      </text:list>
      <text:p text:style-name="P5">Bilan :<text:span text:style-name="T1"> Cours sur le placement de fractions sur une droi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2-07T15:33:43.502262369</dc:date>
    <meta:editing-duration>PT5M43S</meta:editing-duration>
    <meta:editing-cycles>5</meta:editing-cycles>
    <meta:document-statistic meta:table-count="0" meta:image-count="0" meta:object-count="0" meta:page-count="1" meta:paragraph-count="8" meta:word-count="103" meta:character-count="608" meta:non-whitespace-character-count="516"/>
  </office:meta>
</office:document-meta>
</file>